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ela2" style:family="table">
      <style:table-properties style:width="18.203cm" fo:margin-left="-0.519cm" table:align="left"/>
    </style:style>
    <style:style style:name="Tabela2.A" style:family="table-column">
      <style:table-column-properties style:column-width="18.203cm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style:min-row-height="0.609cm"/>
    </style:style>
    <style:style style:name="Tabela3.A1" style:family="table-cell">
      <style:table-cell-properties fo:padding="0.097cm" fo:border="none"/>
    </style:style>
    <style:style style:name="Tabela1" style:family="table">
      <style:table-properties style:width="18.098cm" fo:margin-left="-0.466cm" table:align="left"/>
    </style:style>
    <style:style style:name="Tabela1.A" style:family="table-column">
      <style:table-column-properties style:column-width="18.098cm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fo:color="#666666"/>
    </style:style>
    <style:style style:name="P2" style:family="paragraph" style:parent-style-name="Standard">
      <style:paragraph-properties fo:text-align="start" style:justify-single-word="false"/>
      <style:text-properties fo:color="#666666" fo:font-size="10pt" fo:font-style="italic" fo:font-weight="bold" officeooo:rsid="0006f0d7" officeooo:paragraph-rsid="001d0cf9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666666" fo:font-size="10pt" fo:font-style="italic" fo:font-weight="bold" officeooo:rsid="0006f0d7" officeooo:paragraph-rsid="001d0cf9" style:font-size-asian="10pt" style:font-style-asian="italic" style:font-weight-asian="bold" style:font-name-complex="Mangal" style:font-size-complex="10pt" style:font-style-complex="italic" style:font-weight-complex="bold"/>
    </style:style>
    <style:style style:name="P5" style:family="paragraph" style:parent-style-name="Standard">
      <style:text-properties fo:color="#666666" fo:font-style="italic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fo:color="#666666" fo:font-style="italic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color="#666666" fo:font-style="italic" style:font-style-asian="italic" style:font-style-complex="italic"/>
    </style:style>
    <style:style style:name="P8" style:family="paragraph" style:parent-style-name="Standard">
      <style:text-properties fo:color="#666666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666666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666666" fo:font-size="18pt" style:font-size-asian="18pt" style:font-size-complex="18pt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text-properties officeooo:paragraph-rsid="0012ccd9"/>
    </style:style>
    <style:style style:name="P13" style:family="paragraph" style:parent-style-name="Table_20_Contents">
      <style:text-properties officeooo:paragraph-rsid="001422c7"/>
    </style:style>
    <style:style style:name="P14" style:family="paragraph" style:parent-style-name="Pied_20_de_20_page">
      <style:paragraph-properties fo:text-align="end" style:justify-single-word="false"/>
    </style:style>
    <style:style style:name="P15" style:family="paragraph" style:parent-style-name="Pied_20_de_20_page">
      <style:text-properties fo:font-size="10pt" officeooo:rsid="000d0614" officeooo:paragraph-rsid="00157867" style:font-size-asian="10pt" style:font-size-complex="10pt"/>
    </style:style>
    <style:style style:name="P16" style:family="paragraph" style:parent-style-name="Standard" style:master-page-name="MP0">
      <style:paragraph-properties style:page-number="auto" fo:break-before="page"/>
    </style:style>
    <style:style style:name="P17" style:family="paragraph" style:parent-style-name="Standard" style:master-page-name="MP0">
      <style:paragraph-properties fo:text-align="start" style:justify-single-word="false" style:page-number="auto" fo:break-before="page"/>
      <style:text-properties fo:font-size="10pt" fo:font-weight="bold" officeooo:paragraph-rsid="001d0cf9" style:font-size-asian="10pt" style:font-weight-asian="bold" style:font-size-complex="10pt" style:font-weight-complex="bold"/>
    </style:style>
    <style:style style:name="T1" style:family="text">
      <style:text-properties fo:color="#666666"/>
    </style:style>
    <style:style style:name="T2" style:family="text">
      <style:text-properties fo:color="#666666" officeooo:rsid="0029a14f"/>
    </style:style>
    <style:style style:name="T3" style:family="text">
      <style:text-properties fo:color="#666666" officeooo:rsid="001d5a60"/>
    </style:style>
    <style:style style:name="T4" style:family="text">
      <style:text-properties officeooo:rsid="0029a14f"/>
    </style:style>
    <style:style style:name="T5" style:family="text">
      <style:text-properties officeooo:rsid="001d5a60"/>
    </style:style>
    <style:style style:name="T6" style:family="text">
      <style:text-properties officeooo:rsid="00282e51"/>
    </style:style>
    <style:style style:name="T7" style:family="text">
      <style:text-properties officeooo:rsid="0025c2fc"/>
    </style:style>
    <style:style style:name="T8" style:family="text">
      <style:text-properties officeooo:rsid="0030a1c1"/>
    </style:style>
    <style:style style:name="T9" style:family="text">
      <style:text-properties fo:font-size="10pt" fo:font-style="italic" officeooo:rsid="000de45b" style:font-size-asian="10pt" style:font-style-asian="italic" style:font-size-complex="10pt" style:font-style-complex="italic"/>
    </style:style>
    <style:style style:name="T10" style:family="text">
      <style:text-properties fo:font-size="10pt" fo:font-style="italic" officeooo:rsid="0010de89" style:font-size-asian="10pt" style:font-style-asian="italic" style:font-size-complex="10pt" style:font-style-complex="italic"/>
    </style:style>
    <style:style style:name="T11" style:family="text">
      <style:text-properties fo:font-size="10pt" fo:font-style="italic" officeooo:rsid="0012ccd9" style:font-size-asian="10pt" style:font-style-asian="italic" style:font-size-complex="10pt" style:font-style-complex="italic"/>
    </style:style>
    <style:style style:name="T12" style:family="text">
      <style:text-properties fo:font-size="10pt" fo:font-style="italic" officeooo:rsid="001422c7" style:font-size-asian="10pt" style:font-style-asian="italic" style:font-size-complex="10pt" style:font-style-complex="italic"/>
    </style:style>
    <style:style style:name="T13" style:family="text">
      <style:text-properties officeooo:rsid="0005cbf1"/>
    </style:style>
    <style:style style:name="T14" style:family="text">
      <style:text-properties officeooo:rsid="0006f0d7"/>
    </style:style>
    <style:style style:name="T15" style:family="text">
      <style:text-properties officeooo:rsid="0007b838"/>
    </style:style>
    <style:style style:name="T16" style:family="text">
      <style:text-properties officeooo:rsid="0009d892"/>
    </style:style>
    <style:style style:name="T17" style:family="text">
      <style:text-properties officeooo:rsid="000cb6d0"/>
    </style:style>
    <style:style style:name="T18" style:family="text">
      <style:text-properties officeooo:rsid="000f80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1" draw:name="Figura1" text:anchor-type="char" svg:x="13.316cm" svg:y="-0.175cm" svg:width="3.838cm" svg:height="3.803cm" draw:z-index="0"><draw:image xlink:href="http://localhost:3003/cadastros/empresas/logo.png" xlink:type="simple" xlink:show="embed" xlink:actuate="onLoad" loext:mime-type="image/png"/></draw:frame></text:p>
      <text:p text:style-name="P10">{d.tituloLaudo}</text:p>
      <text:p text:style-name="Standard"/>
      <text:p text:style-name="P1"><text:tab/></text:p>
      <text:p text:style-name="P8">{d.tituloI}</text:p>
      <text:p text:style-name="P5">Autor: <text:span text:style-name="T14">{d.nomePsicologo}</text:span> <text:span text:style-name="T13">{d.crp}</text:span></text:p>
      <text:p text:style-name="P5">Interessado: <text:span text:style-name="T15">{d.interessado}</text:span></text:p>
      <text:p text:style-name="P5">Assunto: {d.assunto}</text:p>
      <text:p text:style-name="P5"/>
      <text:p text:style-name="P8">{d.tituloII}</text:p>
      <text:p text:style-name="P5"/>
      <text:p text:style-name="P6"><text:tab/>{d.conteudoTituloII}</text:p>
      <text:p text:style-name="P5"/>
      <text:p text:style-name="P8">{d.tituloIII}</text:p>
      <text:p text:style-name="P5"/>
      <text:p text:style-name="P6"><text:tab/>{d.conteudoTituloIII}</text:p>
      <text:p text:style-name="P5"/>
      <text:p text:style-name="P8">{d.tituloIV}</text:p>
      <text:p text:style-name="P5"/>
      <text:p text:style-name="P6"><text:tab/>{d.conteudo<text:span text:style-name="T16">Titulo</text:span>IV}</text:p>
      <text:p text:style-name="P5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">{d.observacaoGeral}</text:p>
          </table:table-cell>
        </table:table-row>
      </table:table>
      <text:p text:style-name="P5"/>
      <text:p text:style-name="P9">{d.conclusao}</text:p>
      <text:p text:style-name="P5"/>
      <text:p text:style-name="P5"/>
      <text:p text:style-name="P5"/>
      <text:p text:style-name="P7">____________________________________________</text:p>
      <text:p text:style-name="P7">{d.nomePsicologo<text:span text:style-name="T17">}-</text:span><text:span text:style-name="T18">{d.crp}</text:span></text:p>
      <text:p text:style-name="P7">{d.dataAtual}</text:p>
      <text:p text:style-name="P5"/>
      <text:p text:style-name="P8">{d.tituloReferencias}</text:p>
      <text:p text:style-name="Standard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2"><text:span text:style-name="T9">{d.</text:span><text:span text:style-name="T10">conteudoReferencias</text:span><text:span text:style-name="T9">[i].citacao},{d.</text:span><text:span text:style-name="T10">conteudoReferencias</text:span><text:span text:style-name="T9">[i].</text:span><text:span text:style-name="T11">referencia</text:span><text:span text:style-name="T9">}</text:span></text:p>
          </table:table-cell>
        </table:table-row>
        <table:table-row table:style-name="Tabela3.1">
          <table:table-cell table:style-name="Tabela3.A1" office:value-type="string">
            <text:p text:style-name="P13"><text:span text:style-name="T9">{d.</text:span><text:span text:style-name="T10">conteudoReferencias</text:span><text:span text:style-name="T9">[i</text:span><text:span text:style-name="T12">+1</text:span><text:span text:style-name="T9">].citacao},{d.</text:span><text:span text:style-name="T10">conteudoReferencias</text:span><text:span text:style-name="T9">[i</text:span><text:span text:style-name="T12">+1</text:span><text:span text:style-name="T9">].</text:span><text:span text:style-name="T11">referencia</text:span><text:span text:style-name="T9">}</text:span></text:p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5">{d.observacaoJuridica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Pied_20_de_20_page" style:display-name="Pied de page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nte_20_parág._20_padrão" style:display-name="Fonte parág. padrão" style:family="text"/>
    <style:style style:name="Police_20_par_20_défaut" style:display-name="Police par défaut" style:family="text"/>
    <style:style style:name="Cabeçalho_20_Char" style:display-name="Cabeçalho Char" style:family="text" style:parent-style-name="Fonte_20_parág._20_padrão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16.298cm"/>
    </style:style>
    <style:style style:name="Tabela4.B" style:family="table-column">
      <style:table-column-properties style:column-width="0.714cm"/>
    </style:style>
    <style:style style:name="Tabela4.A1" style:family="table-cell">
      <style:table-cell-properties fo:padding="0.097cm" fo:border="none"/>
    </style:style>
    <style:style style:name="MP1" style:family="paragraph" style:parent-style-name="Standard" style:master-page-name="MP0">
      <style:paragraph-properties fo:text-align="start" style:justify-single-word="false" style:page-number="auto" fo:break-before="page"/>
      <style:text-properties fo:font-size="10pt" fo:font-weight="bold" officeooo:paragraph-rsid="001d0cf9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fo:color="#666666" fo:font-size="10pt" fo:font-style="italic" fo:font-weight="bold" officeooo:rsid="0006f0d7" officeooo:paragraph-rsid="001d0cf9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Standard">
      <style:paragraph-properties fo:text-align="start" style:justify-single-word="false"/>
      <style:text-properties fo:color="#666666" fo:font-size="10pt" fo:font-style="italic" fo:font-weight="bold" officeooo:rsid="0006f0d7" officeooo:paragraph-rsid="001d0cf9" style:font-size-asian="10pt" style:font-style-asian="italic" style:font-weight-asian="bold" style:font-name-complex="Mangal" style:font-size-complex="10pt" style:font-style-complex="italic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Pied_20_de_20_page">
      <style:paragraph-properties fo:text-align="end" style:justify-single-word="false"/>
    </style:style>
    <style:style style:name="MT1" style:family="text">
      <style:text-properties fo:color="#666666"/>
    </style:style>
    <style:style style:name="MT2" style:family="text">
      <style:text-properties fo:color="#666666" officeooo:rsid="0029a14f"/>
    </style:style>
    <style:style style:name="MT3" style:family="text">
      <style:text-properties fo:color="#666666" officeooo:rsid="001d5a60"/>
    </style:style>
    <style:style style:name="MT4" style:family="text">
      <style:text-properties officeooo:rsid="0029a14f"/>
    </style:style>
    <style:style style:name="MT5" style:family="text">
      <style:text-properties officeooo:rsid="001d5a60"/>
    </style:style>
    <style:style style:name="MT6" style:family="text">
      <style:text-properties officeooo:rsid="00282e51"/>
    </style:style>
    <style:style style:name="MT7" style:family="text">
      <style:text-properties officeooo:rsid="0025c2fc"/>
    </style:style>
    <style:style style:name="MT8" style:family="text">
      <style:text-properties officeooo:rsid="0030a1c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8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52cm" fo:margin-left="0cm" fo:margin-right="0cm" fo:margin-top="0cm" fo:background-color="transparent" style:dynamic-spacing="true" draw:fill="none" draw:fill-color="#4472c4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MT1">{d.e</text:span><text:span text:style-name="MT2">mpresa</text:span><text:span text:style-name="MT3">.</text:span><text:span text:style-name="MT2">nomeEmpresa</text:span><text:span text:style-name="MT1">}</text:span></text:p>
        <text:p text:style-name="MP2"><text:span text:style-name="MT4"><text:s/>Registro:</text:span>{d.e<text:span text:style-name="MT4">mpresa</text:span><text:span text:style-name="MT5">.</text:span><text:span text:style-name="MT4">codEmpresa</text:span>} </text:p>
      </style:header>
      <style:footer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MP3"><text:span text:style-name="MT6">{</text:span><text:span text:style-name="MT7">d.empresa.</text:span><text:span text:style-name="MT8">endereco</text:span><text:span text:style-name="MT6">}</text:span>-<text:span text:style-name="MT6">{</text:span><text:span text:style-name="MT7">d.empresa.nomeCidade</text:span><text:span text:style-name="MT6">}</text:span>/<text:span text:style-name="MT6">{</text:span><text:span text:style-name="MT7">d.empresa.ufcidade</text:span><text:span text:style-name="MT6">}</text:span></text:p>
            </table:table-cell>
            <table:table-cell table:style-name="Tabela4.A1" office:value-type="string">
              <text:p text:style-name="MP4"><text:page-number text:select-page="current">1</text:page-number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title/>
    <meta:creation-date>2017-02-24T11:42:00Z</meta:creation-date>
    <dc:date>2020-05-11T11:25:21.616000000</dc:date>
    <meta:editing-cycles>60</meta:editing-cycles>
    <meta:editing-duration>PT10H3M43S</meta:editing-duration>
    <meta:document-statistic meta:table-count="4" meta:image-count="1" meta:object-count="0" meta:page-count="1" meta:paragraph-count="25" meta:word-count="28" meta:character-count="634" meta:non-whitespace-character-count="624"/>
    <meta:template xlink:type="simple" xlink:actuate="onRequest" xlink:title="" xlink:href="Normal.dotm"/>
  </office:meta>
</office:document-meta>
</file>